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8d1e" officeooo:paragraph-rsid="00028d1e"/>
    </style:style>
    <style:style style:name="P2" style:family="paragraph" style:parent-style-name="Standard">
      <style:text-properties fo:font-weight="bold" officeooo:rsid="00028d1e" officeooo:paragraph-rsid="00028d1e" style:font-weight-asian="bold" style:font-weight-complex="bold"/>
    </style:style>
    <style:style style:name="P3" style:family="paragraph" style:parent-style-name="Standard">
      <style:text-properties officeooo:rsid="000b3977" officeooo:paragraph-rsid="000b3977"/>
    </style:style>
    <style:style style:name="P4" style:family="paragraph" style:parent-style-name="Standard">
      <style:text-properties fo:font-weight="bold" officeooo:paragraph-rsid="00028d1e" style:font-weight-asian="bold" style:font-weight-complex="bold"/>
    </style:style>
    <style:style style:name="P5" style:family="paragraph" style:parent-style-name="Standard">
      <style:text-properties officeooo:paragraph-rsid="00028d1e"/>
    </style:style>
    <style:style style:name="P6" style:family="paragraph" style:parent-style-name="Standard">
      <style:text-properties officeooo:paragraph-rsid="00062629"/>
    </style:style>
    <style:style style:name="P7" style:family="paragraph" style:parent-style-name="Standard">
      <style:text-properties officeooo:rsid="00062629" officeooo:paragraph-rsid="00062629"/>
    </style:style>
    <style:style style:name="P8" style:family="paragraph" style:parent-style-name="Standard">
      <style:paragraph-properties fo:text-align="start" style:justify-single-word="false"/>
      <style:text-properties officeooo:rsid="00062629" officeooo:paragraph-rsid="00062629"/>
    </style:style>
    <style:style style:name="P9" style:family="paragraph" style:parent-style-name="Standard">
      <style:paragraph-properties fo:text-align="start" style:justify-single-word="false"/>
      <style:text-properties officeooo:rsid="00062629" officeooo:paragraph-rsid="000809ad"/>
    </style:style>
    <style:style style:name="P10" style:family="paragraph" style:parent-style-name="Standard">
      <style:text-properties fo:font-weight="bold" officeooo:rsid="000a04c2" officeooo:paragraph-rsid="000a04c2" style:font-weight-asian="bold" style:font-weight-complex="bold"/>
    </style:style>
    <style:style style:name="P11" style:family="paragraph" style:parent-style-name="Standard">
      <style:text-properties officeooo:rsid="000a04c2" officeooo:paragraph-rsid="000a04c2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officeooo:rsid="00028d1e"/>
    </style:style>
    <style:style style:name="T3" style:family="text">
      <style:text-properties officeooo:rsid="000b3977"/>
    </style:style>
    <style:style style:name="T4" style:family="text">
      <style:text-properties officeooo:rsid="000c401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d1d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ENGUAJE DE MARCAS</text:span><text:line-break/></text:p>
      <text:p text:style-name="P2">¿Que significa HTML?</text:p>
      <text:p text:style-name="P1">HyperText Marking Language</text:p>
      <text:p text:style-name="P3">Hiper Texto de Lenguaje de Marca.</text:p>
      <text:p text:style-name="P1"/>
      <text:p text:style-name="P4"><text:span text:style-name="T2">¿</text:span>Menciona dos tareas concretas que puedes realizar con un lenguaje de marcas como HTML?</text:p>
      <text:p text:style-name="P5"><text:span text:style-name="T2">Construir una pagina web y su contenido.</text:span></text:p>
      <text:p text:style-name="P5"/>
      <text:p text:style-name="P4">¿Qué puede hacer un lenguaje de programación que un lenguaje de marcas no puede hacer?</text:p>
      <text:p text:style-name="P5"><text:span text:style-name="T2">Crear logica, almacenar datos, realizar operaciones computacionales, etc. </text:span><text:span text:style-name="T3">HTML no es un lenguaje de programación.</text:span></text:p>
      <text:p text:style-name="P5"/>
      <text:p text:style-name="P4">¿Conoces o puedes encontrar en internet otros lenguajes de marcas además de HTML? </text:p>
      <text:p text:style-name="P5"><text:span text:style-name="T2">XML, permite definir estructura de textos </text:span><text:span text:style-name="T4">y datos</text:span><text:span text:style-name="T2">.</text:span></text:p>
      <text:p text:style-name="P5"/>
      <text:p text:style-name="P6"><text:span text:style-name="T5">Observa el documento HTML de arriba: ¿Cuántas etiquetas puedes distinguir?</text:span> </text:p>
      <text:p text:style-name="P7">10 etiquetas.</text:p>
      <text:p text:style-name="P7"/>
      <text:p text:style-name="P5"><text:span text:style-name="T5">¿Cómo sabe el navegador que un texto es un título y no un párrafo cualquiera?</text:span> </text:p>
      <text:p text:style-name="P8">No es lo mismo un &lt;p&gt; que un &lt;h1&gt;. Lo sabe por las etiquetas usadas para el texto.</text:p>
      <text:p text:style-name="P8"/>
      <text:p text:style-name="P8"><text:span text:style-name="T5">De la lista siguiente, marca cuáles son etiquetas HTML válidas.</text:span> </text:p>
      <text:p text:style-name="P8"/>
      <text:p text:style-name="P8">&lt;address&gt; Valido</text:p>
      <text:p text:style-name="P8">&lt;main&gt; Valido</text:p>
      <text:p text:style-name="P8">&lt;sidebar&gt; No valido</text:p>
      <text:p text:style-name="P8">&lt;figure&gt; Valido</text:p>
      <text:p text:style-name="P8">&lt;figcaption&gt; Valido</text:p>
      <text:p text:style-name="P9">&lt;content&gt; <text:span text:style-name="T6">V</text:span>alido</text:p>
      <text:p text:style-name="P8">&lt;nav&gt; Valido</text:p>
      <text:p text:style-name="P8">&lt;footer&gt; Valido</text:p>
      <text:p text:style-name="P8">&lt;card&gt; No valido</text:p>
      <text:p text:style-name="P8">&lt;section&gt; Valido</text:p>
      <text:p text:style-name="P8">&lt;article&gt; Valido</text:p>
      <text:p text:style-name="P8">&lt;video&gt; Valido</text:p>
      <text:p text:style-name="P8">&lt;summary&gt; Valido </text:p>
      <text:p text:style-name="P8">&lt;instagram&gt; No valido</text:p>
      <text:p text:style-name="P5"><text:s/></text:p>
      <text:p text:style-name="P10">¿Que es SEO?</text:p>
      <text:p text:style-name="P11">Significa Search Engine Optimizat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9T09:15:48.442165900</meta:creation-date>
    <dc:date>2025-09-29T09:53:35.216509700</dc:date>
    <meta:editing-duration>PT37M45S</meta:editing-duration>
    <meta:editing-cycles>9</meta:editing-cycles>
    <meta:generator>LibreOffice/25.8.1.1$Windows_X86_64 LibreOffice_project/54047653041915e595ad4e45cccea684809c77b5</meta:generator>
    <meta:document-statistic meta:table-count="0" meta:image-count="0" meta:object-count="0" meta:page-count="1" meta:paragraph-count="32" meta:word-count="180" meta:character-count="1143" meta:non-whitespace-character-count="987"/>
  </office:meta>
</office:document-meta>
</file>